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28.01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54" office:value-type="string" calcext:value-type="string">
            <text:p>Loss:0.6262, <text:s text:c="2"/>acc:0.7418</text:p>
          </table:table-cell>
          <table:table-cell table:style-name="ce54" office:value-type="string" calcext:value-type="string">
            <text:p>猜测：外部英文词表会带来很大误差</text:p>
          </table:table-cell>
          <table:table-cell table:style-name="ce54" table:number-columns-repeated="4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50" office:value-type="string" calcext:value-type="string">
            <text:p>Loss:0.6248, <text:s text:c="2"/>acc:0.7421</text:p>
          </table:table-cell>
          <table:table-cell table:style-name="ce54" office:value-type="string" calcext:value-type="string">
            <text:p>tag特征可能是有效的</text:p>
          </table:table-cell>
          <table:table-cell table:style-name="ce50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/>
          <table:table-cell table:style-name="ce50" table:number-columns-repeated="6"/>
          <table:table-cell table:number-columns-repeated="1017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0000/00/00</text:date>, <text:time style:data-style-name="N2" text:time-value="08:53:20.57323680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1T09:25:42.860356024</dc:date>
    <meta:generator>LibreOffice/5.1.6.2$Linux_X86_64 LibreOffice_project/10m0$Build-2</meta:generator>
    <meta:editing-duration>P4DT5H25M41S</meta:editing-duration>
    <meta:editing-cycles>423</meta:editing-cycles>
    <meta:document-statistic meta:table-count="6" meta:cell-count="349" meta:object-count="0"/>
    <meta:user-defined meta:name="KSOProductBuildVer">2052-10.1.0.5672</meta:user-defined>
  </office:meta>
</office:document-meta>
</file>